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gill-sans-nova" svg:font-family="gill-sans-nova, BlinkMacSystemFont, apple-system, Roboto, 'Lucida 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list-style-name="L1">
      <style:text-properties style:font-name="Times New Roman" fo:font-size="12pt" officeooo:rsid="0005b42a" officeooo:paragraph-rsid="0005b42a" style:font-size-asian="12pt" style:font-size-complex="12pt"/>
    </style:style>
    <style:style style:name="P3" style:family="paragraph" style:parent-style-name="Text_20_body">
      <style:text-properties style:font-name="Times New Roman" fo:font-size="12pt" officeooo:paragraph-rsid="0005b42a" style:font-size-asian="12pt" style:font-size-complex="12pt"/>
    </style:style>
    <style:style style:name="P4" style:family="paragraph" style:parent-style-name="Text_20_body" style:list-style-name="L4">
      <style:text-properties style:font-name="Times New Roman" fo:font-size="12pt" style:font-size-asian="12pt" style:font-size-complex="12pt"/>
    </style:style>
    <style:style style:name="P5" style:family="paragraph" style:parent-style-name="Text_20_body">
      <style:text-properties style:font-name="Times New Roman" fo:font-size="12pt" officeooo:rsid="0005c8b0" officeooo:paragraph-rsid="0005c8b0" style:font-size-asian="12pt" style:font-size-complex="12pt"/>
    </style:style>
    <style:style style:name="P6" style:family="paragraph" style:parent-style-name="Text_20_body" style:list-style-name="L4">
      <style:text-properties style:font-name="Times New Roman" fo:font-size="12pt" officeooo:rsid="0005c8b0" officeooo:paragraph-rsid="0005c8b0" style:font-size-asian="12pt" style:font-size-complex="12pt"/>
    </style:style>
    <style:style style:name="P7" style:family="paragraph" style:parent-style-name="Text_20_body" style:list-style-name="L3">
      <style:text-properties style:font-name="Times New Roman" fo:font-size="12pt" officeooo:rsid="0005c8b0" officeooo:paragraph-rsid="0005c8b0" style:font-size-asian="12pt" style:font-size-complex="12pt"/>
    </style:style>
    <style:style style:name="P8" style:family="paragraph" style:parent-style-name="Text_20_body">
      <style:text-properties style:font-name="Times New Roman" fo:font-size="12pt" officeooo:rsid="00079fe4" officeooo:paragraph-rsid="00079fe4" style:font-size-asian="12pt" style:font-size-complex="12pt"/>
    </style:style>
    <style:style style:name="P9" style:family="paragraph" style:parent-style-name="Text_20_body" style:list-style-name="L6">
      <style:text-properties style:font-name="Times New Roman" fo:font-size="12pt" officeooo:rsid="00079fe4" officeooo:paragraph-rsid="00079fe4" style:font-size-asian="12pt" style:font-size-complex="12pt"/>
    </style:style>
    <style:style style:name="P10" style:family="paragraph" style:parent-style-name="Text_20_body">
      <style:text-properties style:font-name="Times New Roman" fo:font-size="12pt" officeooo:rsid="00094e03" officeooo:paragraph-rsid="00094e03" style:font-size-asian="12pt" style:font-size-complex="12pt"/>
    </style:style>
    <style:style style:name="P11" style:family="paragraph" style:parent-style-name="Text_20_body">
      <style:text-properties style:font-name="Times New Roman" fo:font-size="16pt" officeooo:rsid="0005b42a" officeooo:paragraph-rsid="0005b42a" style:font-size-asian="16pt" style:font-size-complex="16pt"/>
    </style:style>
    <style:style style:name="P12" style:family="paragraph" style:parent-style-name="Text_20_body" style:list-style-name="L1">
      <style:paragraph-properties fo:margin-top="0in" fo:margin-bottom="0in" loext:contextual-spacing="false"/>
      <style:text-properties style:font-name="Times New Roman" fo:font-size="12pt" officeooo:rsid="0005b42a" officeooo:paragraph-rsid="0005b42a" style:font-size-asian="12pt" style:font-size-complex="12pt"/>
    </style:style>
    <style:style style:name="P13" style:family="paragraph" style:parent-style-name="Text_20_body" style:list-style-name="L4">
      <style:paragraph-properties fo:margin-top="0in" fo:margin-bottom="0in" loext:contextual-spacing="false"/>
      <style:text-properties style:font-name="Times New Roman" fo:font-size="12pt" officeooo:rsid="0005b42a" officeooo:paragraph-rsid="0005b42a" style:font-size-asian="12pt" style:font-size-complex="12pt"/>
    </style:style>
    <style:style style:name="P14" style:family="paragraph" style:parent-style-name="Text_20_body" style:list-style-name="L1">
      <style:paragraph-properties fo:margin-top="0in" fo:margin-bottom="0in" loext:contextual-spacing="false"/>
      <style:text-properties style:font-name="Times New Roman" fo:font-size="12pt" style:font-size-asian="12pt" style:font-size-complex="12pt"/>
    </style:style>
    <style:style style:name="P15" style:family="paragraph" style:parent-style-name="Text_20_body" style:list-style-name="L4">
      <style:paragraph-properties fo:margin-top="0in" fo:margin-bottom="0in" loext:contextual-spacing="false"/>
      <style:text-properties style:font-name="Times New Roman" fo:font-size="12pt" style:font-size-asian="12pt" style:font-size-complex="12pt"/>
    </style:style>
    <style:style style:name="P16" style:family="paragraph" style:parent-style-name="Text_20_body" style:list-style-name="L5">
      <style:paragraph-properties fo:margin-top="0in" fo:margin-bottom="0in" loext:contextual-spacing="false"/>
      <style:text-properties style:font-name="Times New Roman" fo:font-size="12pt" officeooo:paragraph-rsid="00079fe4" style:font-size-asian="12pt" style:font-size-complex="12pt"/>
    </style:style>
    <style:style style:name="P17" style:family="paragraph" style:parent-style-name="Text_20_body" style:list-style-name="L4">
      <style:paragraph-properties fo:margin-top="0in" fo:margin-bottom="0in" loext:contextual-spacing="false"/>
      <style:text-properties style:font-name="Times New Roman" fo:font-size="12pt" officeooo:rsid="0005c8b0" officeooo:paragraph-rsid="0005c8b0" style:font-size-asian="12pt" style:font-size-complex="12pt"/>
    </style:style>
    <style:style style:name="P18" style:family="paragraph" style:parent-style-name="Text_20_body" style:list-style-name="L5">
      <style:paragraph-properties fo:margin-top="0in" fo:margin-bottom="0in" loext:contextual-spacing="false"/>
      <style:text-properties style:font-name="Times New Roman" fo:font-size="12pt" officeooo:rsid="00079fe4" officeooo:paragraph-rsid="00079fe4" style:font-size-asian="12pt" style:font-size-complex="12pt"/>
    </style:style>
    <style:style style:name="P19" style:family="paragraph" style:parent-style-name="Text_20_body">
      <style:paragraph-properties fo:margin-left="0in" fo:margin-right="0in" fo:orphans="2" fo:widows="2" fo:text-indent="0in" style:auto-text-indent="false"/>
      <style:text-properties officeooo:paragraph-rsid="0005b42a"/>
    </style:style>
    <style:style style:name="T1" style:family="text">
      <style:text-properties officeooo:rsid="0005b42a"/>
    </style:style>
    <style:style style:name="T2" style:family="text">
      <style:text-properties fo:font-variant="normal" fo:text-transform="none" fo:color="#0a0a0a" style:font-name="Times New Roman" fo:font-size="12pt" fo:letter-spacing="normal" fo:font-style="normal" fo:font-weight="normal" style:font-size-asian="12pt" style:font-size-complex="12pt"/>
    </style:style>
    <style:style style:name="T3" style:family="text">
      <style:text-properties fo:font-variant="normal" fo:text-transform="none" fo:color="#0a0a0a" style:font-name="Times New Roman" fo:font-size="12pt" fo:letter-spacing="normal" fo:font-style="normal" fo:font-weight="normal" officeooo:rsid="0005b42a" style:font-size-asian="12pt" style:font-size-complex="12pt"/>
    </style:style>
    <style:style style:name="T4" style:family="text">
      <style:text-properties fo:font-variant="normal" fo:text-transform="none" fo:color="#0a0a0a" style:font-name="Times New Roman" fo:font-size="12pt" fo:letter-spacing="normal" fo:font-style="normal" fo:font-weight="normal" officeooo:rsid="0005b42a" style:font-size-asian="12pt" style:font-weight-asian="bold" style:font-size-complex="12pt" style:font-weight-complex="bold"/>
    </style:style>
    <style:style style:name="T5" style:family="text">
      <style:text-properties fo:font-variant="normal" fo:text-transform="none" fo:color="#26282a" fo:letter-spacing="normal" fo:font-style="normal" fo:font-weight="normal"/>
    </style:style>
    <style:style style:name="T6" style:family="text">
      <style:text-properties officeooo:rsid="00079fe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yan Dozier</text:p>
      <text:p text:style-name="P1">DEFINE THE ORGANIZATION</text:p>
      <text:list xml:id="list1247409799" text:style-name="L1">
        <text:list-item>
          <text:p text:style-name="P12">Home Depot</text:p>
        </text:list-item>
        <text:list-item>
          <text:p text:style-name="P14"><text:span text:style-name="T1">Corporation</text:span> </text:p>
        </text:list-item>
        <text:list-item>
          <text:p text:style-name="P2">Supply Chain, Customer Base, Stores</text:p>
        </text:list-item>
      </text:list>
      <text:p text:style-name="P1">MISSION &amp; VISION</text:p>
      <text:p text:style-name="P19"><text:span text:style-name="Strong_20_Emphasis"><text:span text:style-name="T3">P</text:span></text:span><text:span text:style-name="Strong_20_Emphasis"><text:span text:style-name="T2">rovide </text:span></text:span><text:span text:style-name="Strong_20_Emphasis"><text:span text:style-name="T4">the customer service that is greater than our competitors, with a product selection that will allow customers to find anything they desire and compete at the lowest price point.</text:span></text:span><text:span text:style-name="Strong_20_Emphasis"><text:span text:style-name="T2"> </text:span></text:span></text:p>
      <text:p text:style-name="P19"><text:span text:style-name="Strong_20_Emphasis"><text:span text:style-name="T3">C</text:span></text:span><text:span text:style-name="Strong_20_Emphasis"><text:span text:style-name="T2">reate a company that </text:span></text:span><text:span text:style-name="Strong_20_Emphasis"><text:span text:style-name="T4">aligns with values that are important to our associates and customers. Give back to the community in various ways that aligns with our customers values.</text:span></text:span></text:p>
      <text:p text:style-name="P1">VALUE STATEMENTS</text:p>
      <text:list xml:id="list1603096302" text:style-name="L3">
        <text:list-item>
          <text:p text:style-name="P7">Train and develop middle management to make bold choices at the store and regional level, that impacts expanding and keeping customers. Allow the associates to decide what initiatives to involve the store in that allow us to serve our community in the areas where it is needed most.</text:p>
        </text:list-item>
      </text:list>
      <text:p text:style-name="P1">EXTERNAL ENVIRONMENTAL ANALYSIS</text:p>
      <text:p text:style-name="P5">Weather can impact deliveries and not allow our products to be shelved and available in a timely manner. Not keep up with competitor pricing points in a reasonable time and lose valuable customer base.</text:p>
      <text:p text:style-name="P1">KEY PLAYERS AND PARTNERS</text:p>
      <text:p text:style-name="P3"><text:span text:style-name="T6">Lowe's and Ace Hardware are key players and competitors. </text:span><text:span text:style-name="T5">Behr,</text:span> <text:span text:style-name="T5">Martha Living,</text:span> <text:span text:style-name="T5">Fortune Brands Home &amp; Security,</text:span> <text:span text:style-name="T5">Scotts Miracle-Gro,</text:span> <text:span text:style-name="T1">Samsung, and Whirlpool are some of our major partners.</text:span></text:p>
      <text:p text:style-name="P1">CENTERS OF GRAVITY</text:p>
      <text:p text:style-name="P10">Our customers must always hold a high value within the organization. Without the current and expanding customer base the organization would not be able to operate.</text:p>
      <text:p text:style-name="P1">SUN TZU ANALYSIS</text:p>
      <text:list xml:id="list598836760" text:style-name="L4">
        <text:list-item>
          <text:p text:style-name="P15">Strengths</text:p>
          <text:list>
            <text:list-item>
              <text:p text:style-name="P13">Provide quality products</text:p>
            </text:list-item>
            <text:list-item>
              <text:p text:style-name="P13">Provide a good selection</text:p>
            </text:list-item>
            <text:list-item>
              <text:p text:style-name="P17">Customer service through our associates in store</text:p>
            </text:list-item>
            <text:list-item>
              <text:p text:style-name="P17">PRO customer experience</text:p>
            </text:list-item>
          </text:list>
        </text:list-item>
        <text:list-item>
          <text:p text:style-name="P15">Weaknesses</text:p>
          <text:list>
            <text:list-item>
              <text:p text:style-name="P17">Online experience</text:p>
            </text:list-item>
            <text:list-item>
              <text:p text:style-name="P17">Non modern checkout areas</text:p>
            </text:list-item>
            <text:list-item>
              <text:p text:style-name="P17">Delivery services</text:p>
            </text:list-item>
            <text:list-item>
              <text:p text:style-name="P17">Environment of store is not conducive to the customer experience</text:p>
            </text:list-item>
          </text:list>
        </text:list-item>
        <text:list-item>
          <text:p text:style-name="P15"><text:soft-page-break/>Dangers </text:p>
          <text:list>
            <text:list-item>
              <text:p text:style-name="P17">Weather that impacts our plants and outdoors section</text:p>
            </text:list-item>
            <text:list-item>
              <text:p text:style-name="P17">Providing inferior products from partners that get returned and hurt bottom line</text:p>
            </text:list-item>
            <text:list-item>
              <text:p text:style-name="P17">Lose the valuable PRO customers to competitors thru negligence of our associates</text:p>
            </text:list-item>
            <text:list-item>
              <text:p text:style-name="P17">Not provide accurate forecasting of our product availability online and in store</text:p>
            </text:list-item>
          </text:list>
        </text:list-item>
        <text:list-item>
          <text:p text:style-name="P4">Opportunities</text:p>
          <text:list>
            <text:list-item>
              <text:p text:style-name="P6">Update website to provide the best customer experiince</text:p>
            </text:list-item>
            <text:list-item>
              <text:p text:style-name="P6">Forecast weather events to better improve delivery and movement of outdoors section than our competitors</text:p>
            </text:list-item>
            <text:list-item>
              <text:p text:style-name="P6">Do QC on all products that enter the warehouse and make sure that only the best get out</text:p>
            </text:list-item>
            <text:list-item>
              <text:p text:style-name="P6">Update stores to allow for a better shopping experience and quicker, easier checkout options</text:p>
            </text:list-item>
          </text:list>
        </text:list-item>
      </text:list>
      <text:p text:style-name="P1">GAP ANALYSIS</text:p>
      <text:p text:style-name="P8">Invest in our stores and website to improve. Provide a training initiative for managers to better equip them to deal with problems and find solutions.</text:p>
      <text:p text:style-name="P1">TOP STRATEGIC <text:span text:style-name="T6">INITIATIVES</text:span> – Should be clearly related to the goals you stated earlier</text:p>
      <text:p text:style-name="P8">Update stores and website to allow for better customer experience, and expand our database of products to include real-time updates of availability.</text:p>
      <text:p text:style-name="P1">THE CAMPAIGN PLAN</text:p>
      <text:list xml:id="list3265842201" text:style-name="L5">
        <text:list-item>
          <text:p text:style-name="P18">Provide IT department with updated budget that allows them to accomplish the website and database updates in 1-2 years. Ways to accomplish, would be through off-the-shelf products that can be adapted to use within the Home Depot philosophy.</text:p>
        </text:list-item>
        <text:list-item>
          <text:p text:style-name="P18">Make an invest in our store updates, allowing all stores to be updated to better please the customer in 3-5 years. Update checkout areas first, then begin to move products through the store to better suit the needs of customers. Use database analytics to see what products are purchased together and make them closer and more accessible. Use separate stores so that a store is always open in a given area.</text:p>
          <text:p text:style-name="P16"/>
        </text:list-item>
      </text:list>
      <text:p text:style-name="P1">ASSESSMENT TOOLS</text:p>
      <text:list xml:id="list79015807" text:style-name="L6">
        <text:list-item>
          <text:p text:style-name="P9">Provide IT department with increase in budget to allow them to build and execute a database that can track, record and provide real-time updates with senior management that can help to make quick and timely decisions that will affect all stor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gill-sans-nova" svg:font-family="gill-sans-nova, BlinkMacSystemFont, apple-system, Roboto, 'Lucida San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5T18:40:17.874000000</meta:creation-date>
    <dc:date>2019-09-15T19:16:21.982000000</dc:date>
    <meta:editing-duration>PT3M3S</meta:editing-duration>
    <meta:editing-cycles>1</meta:editing-cycles>
    <meta:document-statistic meta:table-count="0" meta:image-count="0" meta:object-count="0" meta:page-count="2" meta:paragraph-count="47" meta:word-count="609" meta:character-count="3659" meta:non-whitespace-character-count="3120"/>
    <meta:generator>LibreOffice/6.3.1.2$Windows_X86_64 LibreOffice_project/b79626edf0065ac373bd1df5c28bd630b4424273</meta:generator>
  </office:meta>
</office:document-meta>
</file>